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4600003629AD28AE1C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7.5pt" style:font-size-asian="7.5pt" style:font-size-complex="7.5pt"/>
    </style:style>
    <style:style style:name="P2" style:family="paragraph" style:parent-style-name="Standard">
      <style:text-properties fo:font-size="7.5pt" style:font-size-asian="7.5pt" style:language-asian="zh" style:country-asian="CN" style:font-size-complex="7.5pt"/>
    </style:style>
    <style:style style:name="P3" style:family="paragraph" style:parent-style-name="Standard">
      <style:text-properties style:language-asian="zh" style:country-asian="CN"/>
    </style:style>
    <style:style style:name="P4" style:family="paragraph" style:parent-style-name="Standard">
      <style:text-properties fo:font-size="7.5pt" style:font-size-asian="7.5pt" style:language-asian="zh" style:country-asian="CN" style:font-size-complex="7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Load shader</text:p>
      <text:p text:style-name="P3"><draw:frame draw:style-name="fr1" draw:name="图形1" text:anchor-type="paragraph" svg:width="16.999cm" svg:height="11.188cm" draw:z-index="0"><draw:image xlink:href="Pictures/200000070000524600003629AD28AE1C.svm" xlink:type="simple" xlink:show="embed" xlink:actuate="onLoad"/></draw:frame></text:p>
      <text:p text:style-name="P3">select shader，and press 'OK'，maya2renderer will invoke a callback function:</text:p>
      <text:p text:style-name="P1"><text:s/>&gt;liquidFileBrowserWindow_wrapCallback(liquidChangeTextFileAttrPlusCB "liquidSurface18" "rmanShaderLong" "liquidShader_rmanShaderLong" ,E:/dev/Autodesk/maya/myplugin/project/liquid_/2.3.3/test/test_shader_pl/test_type_array.dll,Best Guess)</text:p>
      <text:p text:style-name="P1"><text:s text:c="8"/>&gt;liquidChangeTextFileAttrPlusCB(liquidSurface18,rmanShaderLong,liquidShader_rmanShaderLong,E:/dev/Autodesk/maya/myplugin/project/liquid_/2.3.3/test/test_shader_pl/test_type_array.dll, Best Guess)</text:p>
      <text:p text:style-name="P1"><text:s text:c="12"/>&gt;liquidShaderNodes_initParams(liquidSurface18)</text:p>
      <text:p text:style-name="P2"/>
      <text:p text:style-name="P2">See <text:span text:style-name="T3">%liquidRoot%\2.3.3\doc\HowToGenerateShaderParameterUI\</text:span><text:span text:style-name="T4">HowToGenerateShaderParameterUI.png</text:span><text:span text:style-name="T2"> (or </text:span><text:span text:style-name="T4">https://github.com/maya2renderer/maya2renderer/blob/master/2.3.3/doc/HowToGenerateShaderParameterUI/HowToGenerateShaderParameterUI.png</text:span><text:span text:style-name="T2">)</text:span>for more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0M58S</meta:editing-duration>
    <meta:editing-cycles>7</meta:editing-cycles>
    <meta:generator>OpenOffice.org/3.2$Win32 OpenOffice.org_project/320m12$Build-9483</meta:generator>
    <dc:date>2012-06-04T14:03:57.32</dc:date>
    <dc:creator>yaoyansi </dc:creator>
    <meta:document-statistic meta:table-count="0" meta:image-count="1" meta:object-count="0" meta:page-count="1" meta:paragraph-count="6" meta:word-count="31" meta:character-count="835"/>
    <meta:user-defined meta:name="Info 1"/>
    <meta:user-defined meta:name="Info 2"/>
    <meta:user-defined meta:name="Info 3"/>
    <meta:user-defined meta:name="Info 4"/>
  </office:meta>
</office:document-meta>
</file>